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65in"/>
    </style:style>
    <style:style style:name="co3" style:family="table-column">
      <style:table-column-properties fo:break-before="auto" style:column-width="1.4484in"/>
    </style:style>
    <style:style style:name="co4" style:family="table-column">
      <style:table-column-properties fo:break-before="auto" style:column-width="0.3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1" table:default-cell-style-name="ce7"/>
        <table:table-column table:style-name="co4" table:default-cell-style-name="ce7"/>
        <table:table-column table:style-name="co1" table:number-columns-repeated="1017" table:default-cell-style-name="Default"/>
        <table:table-row table:style-name="ro1"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return_period</text:p>
          </table:table-cell>
          <table:table-cell table:style-name="ce6" office:value-type="string" calcext:value-type="string">
            <text:p>1 – 1/return_period</text:p>
          </table:table-cell>
          <table:table-cell table:style-name="ce6" office:value-type="string" calcext:value-type="string">
            <text:p>p x 100</text:p>
          </table:table-cell>
          <table:table-cell table:style-name="ce6"/>
          <table:table-cell table:style-name="ce1" table:number-columns-repeated="1017"/>
        </table:table-row>
        <table:table-row table:style-name="ro1">
          <table:table-cell table:style-name="ce1"/>
          <table:table-cell table:style-name="ce4"/>
          <table:table-cell/>
          <table:table-cell table:style-name="ce5" table:number-columns-repeated="2"/>
          <table:table-cell table:style-name="ce1" table:number-columns-repeated="1017"/>
        </table:table-row>
        <table:table-row table:style-name="ro1">
          <table:table-cell/>
          <table:table-cell office:value-type="float" office:value="1" calcext:value-type="float">
            <text:p>00001.0</text:p>
          </table:table-cell>
          <table:table-cell table:formula="of:=1-1/[.B4]" office:value-type="float" office:value="0" calcext:value-type="float">
            <text:p>0.00</text:p>
          </table:table-cell>
          <table:table-cell table:formula="of:=[.C4]*100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5" calcext:value-type="float">
            <text:p>00001.5</text:p>
          </table:table-cell>
          <table:table-cell table:formula="of:=1-1/[.B5]" office:value-type="float" office:value="0.333333333333333" calcext:value-type="float">
            <text:p>0.33</text:p>
          </table:table-cell>
          <table:table-cell table:formula="of:=[.C5]*100" office:value-type="float" office:value="33.3333333333333" calcext:value-type="float">
            <text:p>33.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6" calcext:value-type="float">
            <text:p>00001.6</text:p>
          </table:table-cell>
          <table:table-cell table:formula="of:=1-1/[.B6]" office:value-type="float" office:value="0.375" calcext:value-type="float">
            <text:p>0.38</text:p>
          </table:table-cell>
          <table:table-cell table:formula="of:=[.C6]*100" office:value-type="float" office:value="37.5" calcext:value-type="float">
            <text:p>37.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7" calcext:value-type="float">
            <text:p>00001.7</text:p>
          </table:table-cell>
          <table:table-cell table:formula="of:=1-1/[.B7]" office:value-type="float" office:value="0.411764705882353" calcext:value-type="float">
            <text:p>0.41</text:p>
          </table:table-cell>
          <table:table-cell table:formula="of:=[.C7]*100" office:value-type="float" office:value="41.1764705882353" calcext:value-type="float">
            <text:p>41.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8" calcext:value-type="float">
            <text:p>00001.8</text:p>
          </table:table-cell>
          <table:table-cell table:formula="of:=1-1/[.B8]" office:value-type="float" office:value="0.444444444444444" calcext:value-type="float">
            <text:p>0.44</text:p>
          </table:table-cell>
          <table:table-cell table:formula="of:=[.C8]*100" office:value-type="float" office:value="44.4444444444444" calcext:value-type="float">
            <text:p>44.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.9" calcext:value-type="float">
            <text:p>00001.9</text:p>
          </table:table-cell>
          <table:table-cell table:formula="of:=1-1/[.B9]" office:value-type="float" office:value="0.473684210526316" calcext:value-type="float">
            <text:p>0.47</text:p>
          </table:table-cell>
          <table:table-cell table:formula="of:=[.C9]*100" office:value-type="float" office:value="47.3684210526316" calcext:value-type="float">
            <text:p>47.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00002.0</text:p>
          </table:table-cell>
          <table:table-cell table:formula="of:=1-1/[.B10]" office:value-type="float" office:value="0.5" calcext:value-type="float">
            <text:p>0.50</text:p>
          </table:table-cell>
          <table:table-cell table:formula="of:=[.C10]*100" office:value-type="float" office:value="50" calcext:value-type="float">
            <text:p>5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00005.0</text:p>
          </table:table-cell>
          <table:table-cell table:formula="of:=1-1/[.B11]" office:value-type="float" office:value="0.8" calcext:value-type="float">
            <text:p>0.80</text:p>
          </table:table-cell>
          <table:table-cell table:formula="of:=[.C11]*100" office:value-type="float" office:value="80" calcext:value-type="float">
            <text:p>8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00010.0</text:p>
          </table:table-cell>
          <table:table-cell table:formula="of:=1-1/[.B12]" office:value-type="float" office:value="0.9" calcext:value-type="float">
            <text:p>0.90</text:p>
          </table:table-cell>
          <table:table-cell table:formula="of:=[.C12]*100" office:value-type="float" office:value="90" calcext:value-type="float">
            <text:p>9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00025.0</text:p>
          </table:table-cell>
          <table:table-cell table:formula="of:=1-1/[.B13]" office:value-type="float" office:value="0.96" calcext:value-type="float">
            <text:p>0.96</text:p>
          </table:table-cell>
          <table:table-cell table:formula="of:=[.C13]*100" office:value-type="float" office:value="96" calcext:value-type="float">
            <text:p>96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00050.0</text:p>
          </table:table-cell>
          <table:table-cell table:formula="of:=1-1/[.B14]" office:value-type="float" office:value="0.98" calcext:value-type="float">
            <text:p>0.98</text:p>
          </table:table-cell>
          <table:table-cell table:formula="of:=[.C14]*100" office:value-type="float" office:value="98" calcext:value-type="float">
            <text:p>98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00100.0</text:p>
          </table:table-cell>
          <table:table-cell table:formula="of:=1-1/[.B15]" office:value-type="float" office:value="0.99" calcext:value-type="float">
            <text:p>0.99</text:p>
          </table:table-cell>
          <table:table-cell table:formula="of:=[.C15]*100" office:value-type="float" office:value="99" calcext:value-type="float">
            <text:p>99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0" calcext:value-type="float">
            <text:p>00250.0</text:p>
          </table:table-cell>
          <table:table-cell table:formula="of:=1-1/[.B16]" office:value-type="float" office:value="0.996" calcext:value-type="float">
            <text:p>1.00</text:p>
          </table:table-cell>
          <table:table-cell table:formula="of:=[.C16]*100" office:value-type="float" office:value="99.6" calcext:value-type="float">
            <text:p>99.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0" calcext:value-type="float">
            <text:p>00500.0</text:p>
          </table:table-cell>
          <table:table-cell table:formula="of:=1-1/[.B17]" office:value-type="float" office:value="0.998" calcext:value-type="float">
            <text:p>1.00</text:p>
          </table:table-cell>
          <table:table-cell table:formula="of:=[.C17]*100" office:value-type="float" office:value="99.8" calcext:value-type="float">
            <text:p>99.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0" calcext:value-type="float">
            <text:p>01000.0</text:p>
          </table:table-cell>
          <table:table-cell table:formula="of:=1-1/[.B18]" office:value-type="float" office:value="0.999" calcext:value-type="float">
            <text:p>1.00</text:p>
          </table:table-cell>
          <table:table-cell table:formula="of:=[.C18]*100" office:value-type="float" office:value="99.9" calcext:value-type="float">
            <text:p>99.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00" calcext:value-type="float">
            <text:p>10000.0</text:p>
          </table:table-cell>
          <table:table-cell table:formula="of:=1-1/[.B19]" office:value-type="float" office:value="0.9999" calcext:value-type="float">
            <text:p>1.00</text:p>
          </table:table-cell>
          <table:table-cell table:style-name="ce8" table:formula="of:=[.C19]*100" office:value-type="float" office:value="99.99" calcext:value-type="float">
            <text:p>99.99</text:p>
          </table:table-cell>
          <table:table-cell table:style-name="ce8"/>
          <table:table-cell table:number-columns-repeated="1017"/>
        </table:table-row>
        <table:table-row table:style-name="ro1" table:number-rows-repeated="104855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5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4:58:26.827132221</meta:creation-date>
    <dc:date>2017-02-27T15:37:56.589100619</dc:date>
    <meta:editing-duration>PT9M8S</meta:editing-duration>
    <meta:editing-cycles>3</meta:editing-cycles>
    <meta:generator>LibreOffice/4.2.8.2$Linux_X86_64 LibreOffice_project/420m0$Build-2</meta:generator>
    <meta:document-statistic meta:table-count="1" meta:cell-count="51" meta:object-count="0"/>
  </office:meta>
</office:document-meta>
</file>